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fo:font-size="15pt" style:text-underline-style="solid" style:text-underline-width="auto" style:text-underline-color="font-color" fo:font-weight="bold" officeooo:rsid="0002cb49" officeooo:paragraph-rsid="0002cb49" style:font-size-asian="13.1000003814697pt" style:font-weight-asian="bold" style:font-size-complex="15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2cb49" officeooo:paragraph-rsid="0002cb49" style:font-size-asian="13.1000003814697pt" style:font-weight-asian="bold" style:font-size-complex="15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42a52" officeooo:paragraph-rsid="00042a52" style:font-size-asian="13.1000003814697pt" style:font-weight-asian="bold" style:font-size-complex="15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4b692" officeooo:paragraph-rsid="0004b692" style:font-size-asian="13.1000003814697pt" style:font-weight-asian="bold" style:font-size-complex="15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66071" officeooo:paragraph-rsid="00066071" style:font-size-asian="13.1000003814697pt" style:font-weight-asian="bold" style:font-size-complex="15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6e5f5" officeooo:paragraph-rsid="0006e5f5" style:font-size-asian="13.1000003814697pt" style:font-weight-asian="bold" style:font-size-complex="15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reak-before="page" fo:background-color="transparent"/>
      <style:text-properties fo:font-size="15pt" style:text-underline-style="solid" style:text-underline-width="auto" style:text-underline-color="font-color" fo:font-weight="bold" officeooo:rsid="0006e5f5" officeooo:paragraph-rsid="0006e5f5" style:font-size-asian="13.1000003814697pt" style:font-weight-asian="bold" style:font-size-complex="15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reak-before="page" fo:background-color="transparent"/>
      <style:text-properties fo:font-size="15pt" style:text-underline-style="solid" style:text-underline-width="auto" style:text-underline-color="font-color" fo:font-weight="bold" officeooo:rsid="000a7ebc" officeooo:paragraph-rsid="000a7ebc" style:font-size-asian="13.1000003814697pt" style:font-weight-asian="bold" style:font-size-complex="15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a7ebc" officeooo:paragraph-rsid="000a7ebc" style:font-size-asian="13.1000003814697pt" style:font-weight-asian="bold" style:font-size-complex="15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ad9e9" officeooo:paragraph-rsid="000ad9e9" style:font-size-asian="13.1000003814697pt" style:font-weight-asian="bold" style:font-size-complex="15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6e5f5" officeooo:paragraph-rsid="0006e5f5" style:font-size-asian="13.1000003814697pt" style:font-weight-asian="normal" style:font-size-complex="15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66071" style:font-weight-asian="normal" style:font-weight-complex="normal"/>
    </style:style>
    <style:style style:name="T4" style:family="text">
      <style:text-properties style:text-underline-style="none" fo:font-weight="normal" officeooo:rsid="0006e5f5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trl <text:s/>+ alt + t<text:span text:style-name="T2"> → abre o terminal</text:span></text:p>
      <text:p text:style-name="P2"><text:span text:style-name="T2"/></text:p>
      <text:p text:style-name="P3">cd + diretório<text:span text:style-name="T2"> → vai para o dicionário especificado</text:span></text:p>
      <text:p text:style-name="P3"><text:span text:style-name="T2"/></text:p>
      <text:p text:style-name="P4">ls<text:span text:style-name="T2"> → lista todos os arquivos e diretórios contidos no diretório do momento OU especificado (lembrando que pode ser que seja necessário digitar o “endereço completo” do diretório que se quer dar um olhada, que não seja o que se está no momento)</text:span></text:p>
      <text:p text:style-name="P4"><text:span text:style-name="T2"/></text:p>
      <text:p text:style-name="P4">ls <text:s/>– a<text:span text:style-name="T2"> → mostra todos os arquivos e diretórios, inclusive os oculltos</text:span></text:p>
      <text:p text:style-name="P4"><text:span text:style-name="T2"/></text:p>
      <text:p text:style-name="P4">.<text:span text:style-name="T2"> → refere-se ao repositório atual</text:span></text:p>
      <text:p text:style-name="P4"><text:span text:style-name="T2"/></text:p>
      <text:p text:style-name="P4">..<text:span text:style-name="T2"> → refere-se ao território “pai” daquele que se está no momento, ou seja, o diretório logo acima</text:span></text:p>
      <text:p text:style-name="P4"><text:span text:style-name="T2"/></text:p>
      <text:p text:style-name="P4">cd /<text:span text:style-name="T2"> → vai para a raiz do pc</text:span></text:p>
      <text:p text:style-name="P4"><text:span text:style-name="T2"/></text:p>
      <text:p text:style-name="P4">cd/home<text:span text:style-name="T2"> → </text:span><text:span text:style-name="T3">vai para a pasta principal do pc</text:span></text:p>
      <text:p text:style-name="P4"><text:span text:style-name="T3"/></text:p>
      <text:p text:style-name="P5">clear ou ctrl + l<text:span text:style-name="T2"> → </text:span><text:span text:style-name="T4">limpa o terminal</text:span></text:p>
      <text:p text:style-name="P5"><text:span text:style-name="T4"/></text:p>
      <text:p text:style-name="P6">mkdir<text:span text:style-name="T2"> → cria um diretório “filho” dentro do que se está atualmente</text:span></text:p>
      <text:p text:style-name="P6"><text:span text:style-name="T2"/></text:p>
      <text:p text:style-name="P6">pwd<text:span text:style-name="T2"> → mostra o pat completo,, o caminho absoluto do diretório em que se está</text:span></text:p>
      <text:p text:style-name="P7">OPERAÇÕES COM ARQUIVOS E DIRETÓRIOS</text:p>
      <text:p text:style-name="P6"/>
      <text:p text:style-name="P11"><text:span text:style-name="T5">~ </text:span>→ indica que se está na pasta do usuário</text:p>
      <text:p text:style-name="P11"/>
      <text:p text:style-name="P6">touch<text:span text:style-name="T2"> → cria um arquivo no local em que se está. Deve-se colocar a extensão do arquivo (.txt, .odt...), mas algumas das extensões, como .pdf, vão ter a tag de tipo, mas não vão abrir nos leitores normais, só no terminal</text:span></text:p>
      <text:p text:style-name="P6"><text:span text:style-name="T2"/></text:p>
      <text:p text:style-name="P6">cp<text:span text:style-name="T2"> → copia um arquivo com um nome modificado no diretório em que se está ou uma cópia para um diretório desejado. Observa-se que o original não sofre alteração e que quando se vai mandar pra outro diretório é preciso especificar o path do diretório que irá receber a cópia. Também usa-se o recursivo</text:span></text:p>
      <text:p text:style-name="P6">cp -r arquivo diretórios</text:p>
      <text:p text:style-name="P6"/>
      <text:p text:style-name="P6">cat (vem de conCATenate)<text:span text:style-name="T2"> → mostra o que estáescrito no arquivo</text:span></text:p>
      <text:p text:style-name="P6">cat + &gt;<text:span text:style-name="T2"> → adiciona conteúdo ao arquivo. Observe-se que se já houver conteúdo no arquivo, este comando o apagará e colocará o novo no lugar</text:span></text:p>
      <text:p text:style-name="P6">cat + &gt;&gt;<text:span text:style-name="T2"> → adiciona conteúdo ao arquivo, sem apagar o que já está escrito nele</text:span></text:p>
      <text:p text:style-name="P6">nano<text:span text:style-name="T2"> → permite modificar o conteúdo do arquivo sem precisar abrir um editor de texto correspondente (ou seja, dá pra deletar coisas, consertar erros de ortografia, etc)</text:span></text:p>
      <text:p text:style-name="P6">ctrl + d numa linha vazia<text:span text:style-name="T2"> → sai do modo de edição de qualquer dessas ferramentas</text:span></text:p>
      <text:p text:style-name="P8">MOVIMENTAÇÃO E RENOMEAÇÃO DE ARQUIVOS</text:p>
      <text:p text:style-name="P9"/>
      <text:p text:style-name="P10">mv + arquivo.extensão + diretório<text:span text:style-name="T2"> → move o arquivo para o diretório especificado. Lembrar do path completo se for que o arquivo não se relacione com a pasta origem (posição absoluta) ou relativa – se houver relação entre os diretórios. Também permite renomear arquivos, se mover para a mesma pasta e colocar o nome novo em seguida</text:span></text:p>
      <text:p text:style-name="P10">mv + arquivo.extensão + arquivo1.extensão</text:p>
      <text:p text:style-name="P10"/>
      <text:p text:style-name="P10"/>
      <text:p text:style-name="P6"/>
      <text:p text:style-name="P6"/>
      <text:p text:style-name="P6"><text:span text:style-name="T2"/></text:p>
      <text:p text:style-name="P6"><text:span text:style-name="T2"/></text:p>
      <text:p text:style-name="P4"><text:span text:style-name="T2"/></text:p>
      <text:p text:style-name="P4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3T14:15:34.612859183</meta:creation-date>
    <meta:generator>LibreOffice/7.3.5.2$Linux_X86_64 LibreOffice_project/30$Build-2</meta:generator>
    <dc:date>2022-08-13T16:14:24.277786883</dc:date>
    <meta:editing-duration>PT37M6S</meta:editing-duration>
    <meta:editing-cycles>8</meta:editing-cycles>
    <meta:document-statistic meta:table-count="0" meta:image-count="0" meta:object-count="0" meta:page-count="3" meta:paragraph-count="24" meta:word-count="427" meta:character-count="2330" meta:non-whitespace-character-count="1923"/>
  </office:meta>
</office:document-meta>
</file>